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8-07_12-16-47_000.jpg</text:p>
          </table:table-cell>
          <table:table-cell table:style-name="ce19" office:value-type="string">
            <text:p>:m RES 1*2 / free# JVEMV6 68#_59:1 / 68. theoretical-physics(tp) / w=~,topics=イデアル,other=q+,s=~,i=~,doc=r-3-4~6#2</text:p>
          </table:table-cell>
          <table:table-cell table:style-name="ce17"/>
          <table:table-cell table:style-name="ce4"/>
          <table:table-cell table:style-name="ce4" office:value-type="string">
            <text:p>N-35-35-24.234008 E-139-34-55.037841</text:p>
          </table:table-cell>
          <table:table-cell table:style-name="ce38" table:formula="of:=IF([.E2]=&quot;&quot;;[.C2];CONCATENATE([.C2];&quot; / &quot;;[.E2]))" office:value-type="string" office:string-value=":m RES 1*2 / free# JVEMV6 68#_59:1 / 68. theoretical-physics(tp) / w=~,topics=イデアル,other=q+,s=~,i=~,doc=r-3-4~6#2">
            <text:p>:m RES 1*2 / free# JVEMV6 68#_59:1 / 68. theoretical-physics(tp) / w=~,topics=イデアル,other=q+,s=~,i=~,doc=r-3-4~6#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8-07_12-17-09_000.jpg</text:p>
          </table:table-cell>
          <table:table-cell table:style-name="ce19" office:value-type="string">
            <text:p>:m RES 2*2 / free# JVEMV6 68#_59:1 / 68. theoretical-physics(tp) / w=~,topics=イデアル：関数をその元とするもの,other=calc+,s=~,i=~,doc=r-3-4~6#2</text:p>
          </table:table-cell>
          <table:table-cell table:style-name="ce17"/>
          <table:table-cell table:style-name="ce4"/>
          <table:table-cell table:style-name="ce4" office:value-type="string">
            <text:p>N-35-35-24.234008 E-139-34-55.037841</text:p>
          </table:table-cell>
          <table:table-cell table:style-name="ce38" table:formula="of:=IF([.E3]=&quot;&quot;;[.C3];CONCATENATE([.C3];&quot; / &quot;;[.E3]))" office:value-type="string" office:string-value=":m RES 2*2 / free# JVEMV6 68#_59:1 / 68. theoretical-physics(tp) / w=~,topics=イデアル：関数をその元とするもの,other=calc+,s=~,i=~,doc=r-3-4~6#2">
            <text:p>:m RES 2*2 / free# JVEMV6 68#_59:1 / 68. theoretical-physics(tp) / w=~,topics=イデアル：関数をその元とするもの,other=calc+,s=~,i=~,doc=r-3-4~6#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8-07_13-33-53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3.451232 E-139-34-59.267578</text:p>
          </table:table-cell>
          <table:table-cell table:style-name="ce38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8-07_17-33-38_000.jpg</text:p>
          </table:table-cell>
          <table:table-cell table:style-name="ce19" office:value-type="string">
            <text:p>:m RES 1*1 / free# JVEMV6 68#_59:2 / 68. theoretical-physics(tp) / w=単項イデアル,topics=イデアル：体におけるイデアル,other=~,s=~,i=~,doc=r-3-4~7#7.1</text:p>
          </table:table-cell>
          <table:table-cell table:style-name="ce17"/>
          <table:table-cell table:style-name="ce4"/>
          <table:table-cell table:style-name="ce4" office:value-type="string">
            <text:p>N-35-35-24.234008 E-139-34-55.037841</text:p>
          </table:table-cell>
          <table:table-cell table:style-name="ce38" table:formula="of:=IF([.E5]=&quot;&quot;;[.C5];CONCATENATE([.C5];&quot; / &quot;;[.E5]))" office:value-type="string" office:string-value=":m RES 1*1 / free# JVEMV6 68#_59:2 / 68. theoretical-physics(tp) / w=単項イデアル,topics=イデアル：体におけるイデアル,other=~,s=~,i=~,doc=r-3-4~7#7.1">
            <text:p>:m RES 1*1 / free# JVEMV6 68#_59:2 / 68. theoretical-physics(tp) / w=単項イデアル,topics=イデアル：体におけるイデアル,other=~,s=~,i=~,doc=r-3-4~7#7.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8-07_19-16-29_000.jpg</text:p>
          </table:table-cell>
          <table:table-cell table:style-name="ce19" office:value-type="string">
            <text:p>:m :篠笛,shinobue #*# / session-memo / s.1:todays-melody,genr=~,for=~,key=B,tempo=~,R=~,i.f.=~,notes=~,Re+,other=volume-chart+</text:p>
          </table:table-cell>
          <table:table-cell table:style-name="ce19"/>
          <table:table-cell table:style-name="ce4"/>
          <table:table-cell table:style-name="ce4" office:value-type="string">
            <text:p>N-35-35-28.312683 E-139-34-50.863037</text:p>
          </table:table-cell>
          <table:table-cell table:style-name="ce38" table:formula="of:=IF([.E6]=&quot;&quot;;[.C6];CONCATENATE([.C6];&quot; / &quot;;[.E6]))" office:value-type="string" office:string-value=":m :篠笛,shinobue #*# / session-memo / s.1:todays-melody,genr=~,for=~,key=B,tempo=~,R=~,i.f.=~,notes=~,Re+,other=volume-chart+">
            <text:p>:m :篠笛,shinobue #*# / session-memo / s.1:todays-melody,genr=~,for=~,key=B,tempo=~,R=~,i.f.=~,notes=~,Re+,other=volume-chart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8-07_21-12-44_000.jpg</text:p>
          </table:table-cell>
          <table:table-cell table:style-name="ce17" office:value-type="string">
            <text:p>:PHOTO 記録 / 経過記録；作ったもの / food=酢漬け / material=kapusta,media=vinegar+dill,time=~,container=glass-jar-large / type=~,other=~,id=2021-08-07_21-12-44_000.jpg</text:p>
          </table:table-cell>
          <table:table-cell table:style-name="ce17"/>
          <table:table-cell table:style-name="ce4"/>
          <table:table-cell table:style-name="ce4" office:value-type="string">
            <text:p>N-35-35-41.468811 E-139-35-9.924316</text:p>
          </table:table-cell>
          <table:table-cell table:style-name="ce38" table:formula="of:=IF([.E7]=&quot;&quot;;[.C7];CONCATENATE([.C7];&quot; / &quot;;[.E7]))" office:value-type="string" office:string-value=":PHOTO 記録 / 経過記録；作ったもの / food=酢漬け / material=kapusta,media=vinegar+dill,time=~,container=glass-jar-large / type=~,other=~,id=2021-08-07_21-12-44_000.jpg">
            <text:p>:PHOTO 記録 / 経過記録；作ったもの / food=酢漬け / material=kapusta,media=vinegar+dill,time=~,container=glass-jar-large / type=~,other=~,id=2021-08-07_21-12-44_000.jpg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8-07_21-17-13_000.jpg</text:p>
          </table:table-cell>
          <table:table-cell table:style-name="ce19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8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8-08_07-25-11_000.jpg</text:p>
          </table:table-cell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/>
          <table:table-cell table:style-name="ce4" office:value-type="string">
            <text:p>N-35-35-21.446228 E-139-34-43.721923</text:p>
          </table:table-cell>
          <table:table-cell table:style-name="ce38" table:formula="of:=IF([.E9]=&quot;&quot;;[.C9];CONCATENATE([.C9];&quot; / &quot;;[.E9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10]=&quot;&quot;;[.C10];CONCATENATE([.C10];&quot; / &quot;;[.E10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7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office:value-type="string">
            <text:p>:PHOTO 記録 / 経過記録；作ったもの / food=酢漬け / material=kapusta,media=vinegar+dill,time=~,container=glass-jar-large / type=~,other=~,id=2021-08-07_21-12-44_000.jpg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8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5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2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6">
            <text:p>3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5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8">2021/08/08</text:date>, <text:time>08:39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8-08T08:39:50.75</dc:date>
    <dc:creator>iwabuchi ken</dc:creator>
    <meta:editing-duration>P35DT15H30S</meta:editing-duration>
    <meta:editing-cycles>13084</meta:editing-cycles>
    <meta:document-statistic meta:table-count="1" meta:cell-count="421" meta:object-count="0"/>
  </office:meta>
</office:document-meta>
</file>